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4.217cm"/>
    </style:style>
    <style:style style:name="co4" style:family="table-column">
      <style:table-column-properties fo:break-before="auto" style:column-width="16.925cm"/>
    </style:style>
    <style:style style:name="co5" style:family="table-column">
      <style:table-column-properties fo:break-before="auto" style:column-width="5.405cm"/>
    </style:style>
    <style:style style:name="ro3" style:family="table-row">
      <style:table-row-properties style:row-height="0.453cm" fo:break-before="auto" style:use-optimal-row-height="true"/>
    </style:style>
    <style:style style:name="ro2" style:family="table-row">
      <style:table-row-properties style:row-height="0.42cm" fo:break-before="auto" style:use-optimal-row-height="true"/>
    </style:style>
    <style:style style:name="ro4" style:family="table-row">
      <style:table-row-properties style:row-height="0.824cm" fo:break-before="auto" style:use-optimal-row-height="true"/>
    </style:style>
    <style:style style:name="ro5" style:family="table-row">
      <style:table-row-properties style:row-height="0.824cm" fo:break-before="auto" style:use-optimal-row-height="false"/>
    </style:style>
    <style:style style:name="ro6" style:family="table-row">
      <style:table-row-properties style:row-height="0.43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office:automatic-styles>
  <office:body>
    <office:spreadsheet>
      <table:table table:name="Feuille1" table:style-name="ta1" table:print="false">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2" table:default-cell-style-name="Default"/>
        <table:table-column table:style-name="co2" table:default-cell-style-name="ce1"/>
        <table:table-column table:style-name="co2" table:number-columns-repeated="12" table:default-cell-style-name="Default"/>
        <table:table-row table:style-name="ro2">
          <table:table-cell office:value-type="string">
            <text:p>titre</text:p>
          </table:table-cell>
          <table:table-cell office:value-type="string">
            <text:p>rubrique</text:p>
          </table:table-cell>
          <table:table-cell office:value-type="string">
            <text:p>id_langue</text:p>
          </table:table-cell>
          <table:table-cell office:value-type="string">
            <text:p>resume</text:p>
          </table:table-cell>
          <table:table-cell office:value-type="string">
            <text:p>sommaire</text:p>
          </table:table-cell>
          <table:table-cell office:value-type="string">
            <text:p>accroche</text:p>
          </table:table-cell>
          <table:table-cell table:style-name="Default" office:value-type="string">
            <text:p>date_parution</text:p>
          </table:table-cell>
          <table:table-cell office:value-type="string">
            <text:p>id_editeur</text:p>
          </table:table-cell>
          <table:table-cell office:value-type="string">
            <text:p>id_collection</text:p>
          </table:table-cell>
          <table:table-cell office:value-type="string">
            <text:p>dimension</text:p>
          </table:table-cell>
          <table:table-cell office:value-type="string">
            <text:p>poids</text:p>
          </table:table-cell>
          <table:table-cell office:value-type="string">
            <text:p>nb_pages</text:p>
          </table:table-cell>
          <table:table-cell office:value-type="string">
            <text:p>format</text:p>
          </table:table-cell>
          <table:table-cell office:value-type="string">
            <text:p>isbn10</text:p>
          </table:table-cell>
          <table:table-cell office:value-type="string">
            <text:p>isbn13</text:p>
          </table:table-cell>
          <table:table-cell office:value-type="string">
            <text:p>prix</text:p>
          </table:table-cell>
          <table:table-cell office:value-type="string">
            <text:p>stock</text:p>
          </table:table-cell>
          <table:table-cell office:value-type="string">
            <text:p>image</text:p>
          </table:table-cell>
          <table:table-cell office:value-type="string">
            <text:p>edition</text:p>
          </table:table-cell>
        </table:table-row>
        <table:table-row table:style-name="ro4">
          <table:table-cell office:value-type="string">
            <text:p/>
            <text:p>Programmer en langage C</text:p>
          </table:table-cell>
          <table:table-cell office:value-type="string">
            <text:p>programmation</text:p>
          </table:table-cell>
          <table:table-cell office:value-type="float" office:value="1">
            <text:p>1</text:p>
          </table:table-cell>
          <table:table-cell office:value-type="string">
            <text:p>Cet ouvrage est destiné aux étudiants débutants en langage C, mais ayant déjà quelques notions de programmation acquises par la pratique, même sommaire, d'un autre langage. Les notions fondamentales (types de données, opérateurs, instructions de contrôle, fonctions, tableaux...) sont exposées avec un grand soin pédagogique, le lecteur étant conduit progressivement vers la maîtrise de concepts plus avancés comme les pointeurs ou la gestion dynamique de la mémoire. Cette 5e édition aborde les spécificités de la version C99 de la norme ISO. Chaque notion importante est illustrée d'exemples de programmes complets, accompagnés de résultats d'exécution. De nombreux exercices, dont la solution est fournie en fin d'ouvrage, vous permettront de tester vos connaissances fraîchement acquises et de les approfondir.</text:p>
          </table:table-cell>
          <table:table-cell table:number-columns-repeated="2"/>
          <table:table-cell office:value-type="date" office:date-value="2016-01-01">
            <text:p>01/01/16</text:p>
          </table:table-cell>
          <table:table-cell office:value-type="float" office:value="1">
            <text:p>1</text:p>
          </table:table-cell>
          <table:table-cell office:value-type="float" office:value="0">
            <text:p>0</text:p>
          </table:table-cell>
          <table:table-cell office:value-type="string">
            <text:p>19x0x23cm</text:p>
          </table:table-cell>
          <table:table-cell office:value-type="string">
            <text:p>N.C</text:p>
          </table:table-cell>
          <table:table-cell office:value-type="float" office:value="268">
            <text:p>268</text:p>
          </table:table-cell>
          <table:table-cell office:value-type="float" office:value="1">
            <text:p>1</text:p>
          </table:table-cell>
          <table:table-cell office:value-type="float" office:value="2212118252">
            <text:p>2212118252</text:p>
          </table:table-cell>
          <table:table-cell office:value-type="string">
            <text:p>N.C</text:p>
          </table:table-cell>
          <table:table-cell office:value-type="float" office:value="18">
            <text:p>18</text:p>
          </table:table-cell>
          <table:table-cell office:value-type="float" office:value="8">
            <text:p>8</text:p>
          </table:table-cell>
          <table:table-cell office:value-type="string">
            <text:p><text:a xlink:href="http://static.fnac-static.com/multimedia/Images/FR/NR/7a/bb/13/1293178/1540-1.jpg">http://static.fnac-static.com/multimedia/Images/FR/NR/7a/bb/13/1293178/1540-1.jpg</text:a></text:p>
          </table:table-cell>
          <table:table-cell office:value-type="float" office:value="4">
            <text:p>4</text:p>
          </table:table-cell>
        </table:table-row>
        <table:table-row table:style-name="ro5">
          <table:table-cell office:value-type="string">
            <text:p>Programmation Efficace Les 128 Algorithmes Qu'Il Faut Avoir Compris et Codés en Python au Cours de sa Vie</text:p>
          </table:table-cell>
          <table:table-cell office:value-type="string">
            <text:p>programmation1</text:p>
          </table:table-cell>
          <table:table-cell office:value-type="float" office:value="1">
            <text:p>1</text:p>
          </table:table-cell>
          <table:table-cell office:value-type="string">
            <text:p>Les nombreux problèmes algorithmiques de ce livre constituent à la fois une formation à la programmation et une préparation efficace aux compétitions et entretiens d'embauche d'entreprises spécialisées en informatique (telles que Google ou Facebook). La variété des problèmes étudiés convient aux étudiants des écoles d'ingénieurs comme à ceux des parcours universitaires à partir de la L3. On y trouve les algorithmes classiques de géométrie ou de recherche de plus court chemin mais également des sujets plus atypiques tels que les arbres de Fenwick ou les liens dansants de Knuth. La rédaction dégage les idées essentielles pour la compréhension et indique les détails techniques à surmonter pour une implémentation efficace. Les codes complets et succincts en Python 3 présentés dans ce livre sont disponibles sur le site d'accompa¬gnement tryalgo.org.</text:p>
          </table:table-cell>
          <table:table-cell table:number-columns-repeated="2"/>
          <table:table-cell office:value-type="date" office:date-value="2016-03-01">
            <text:p>01/03/16</text:p>
          </table:table-cell>
          <table:table-cell office:value-type="string">
            <text:p>EYROLLES</text:p>
          </table:table-cell>
          <table:table-cell office:value-type="float" office:value="0">
            <text:p>0</text:p>
          </table:table-cell>
          <table:table-cell office:value-type="string">
            <text:p>24 x 1,2 x 19 cm</text:p>
          </table:table-cell>
          <table:table-cell/>
          <table:table-cell office:value-type="float" office:value="216">
            <text:p>216</text:p>
          </table:table-cell>
          <table:table-cell office:value-type="float" office:value="1">
            <text:p>1</text:p>
          </table:table-cell>
          <table:table-cell office:value-type="float" office:value="2340010055">
            <text:p>2340010055</text:p>
          </table:table-cell>
          <table:table-cell office:value-type="string">
            <text:p>978-2340010055</text:p>
          </table:table-cell>
          <table:table-cell office:value-type="float" office:value="26">
            <text:p>26</text:p>
          </table:table-cell>
          <table:table-cell office:value-type="float" office:value="4">
            <text:p>4</text:p>
          </table:table-cell>
          <table:table-cell office:value-type="string">
            <text:p><text:a xlink:href="https://images-na.ssl-images-amazon.com/images/I/41aCbvEhkSL._SX380_BO1,204,203,200_.jpg">https://images-na.ssl-images-amazon.com/images/I/41aCbvEhkSL._SX380_BO1,204,203,200_.jpg</text:a></text:p>
          </table:table-cell>
          <table:table-cell office:value-type="float" office:value="0">
            <text:p>0</text:p>
          </table:table-cell>
        </table:table-row>
        <table:table-row table:style-name="ro6">
          <table:table-cell office:value-type="string">
            <text:p>Node.js : bonnes pratiques pour la programmation javascript applicative et modulaire</text:p>
          </table:table-cell>
          <table:table-cell office:value-type="string">
            <text:p>programmation</text:p>
          </table:table-cell>
          <table:table-cell office:value-type="float" office:value="1">
            <text:p>1</text:p>
          </table:table-cell>
          <table:table-cell office:value-type="string">
            <text:p>La limite entre front-end et back-end est mouvante et floue : écrire et compiler en JavaScript est un must, et devient la deuxième langue vivante à parler à l'école. Un ouvrage sur Node.js auquel des pointures de la communauté participeront.</text:p>
          </table:table-cell>
          <table:table-cell table:number-columns-repeated="2"/>
          <table:table-cell office:value-type="date" office:date-value="2017-01-19">
            <text:p>19/01/17</text:p>
          </table:table-cell>
          <table:table-cell office:value-type="string">
            <text:p>EYROLLES</text:p>
          </table:table-cell>
          <table:table-cell office:value-type="float" office:value="0">
            <text:p>0</text:p>
          </table:table-cell>
          <table:table-cell table:number-columns-repeated="3" office:value-type="string">
            <text:p>N.C</text:p>
          </table:table-cell>
          <table:table-cell office:value-type="float" office:value="1">
            <text:p>1</text:p>
          </table:table-cell>
          <table:table-cell office:value-type="float" office:value="2212139934">
            <text:p>2212139934</text:p>
          </table:table-cell>
          <table:table-cell office:value-type="string">
            <text:p>978-2212139938</text:p>
          </table:table-cell>
          <table:table-cell office:value-type="float" office:value="32">
            <text:p>32</text:p>
          </table:table-cell>
          <table:table-cell office:value-type="float" office:value="0">
            <text:p>0</text:p>
          </table:table-cell>
          <table:table-cell office:value-type="string">
            <text:p>https://images-na.ssl-images-amazon.com/images/I/41KeDnw%2BsYL._SX410_BO1,204,203,200_.jpg</text:p>
          </table:table-cell>
          <table:table-cell office:value-type="float" office:value="5">
            <text:p>5</text:p>
          </table:table-cell>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34: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34:18</dc:date>
    <meta:editing-duration>PT41M11S</meta:editing-duration>
    <meta:editing-cycles>4</meta:editing-cycles>
    <meta:generator>OpenOffice/4.1.3$Unix OpenOffice.org_project/413m1$Build-9783</meta:generator>
    <dc:creator>med Prod</dc:creator>
    <meta:document-statistic meta:table-count="3" meta:cell-count="69" meta:object-count="0"/>
  </office:meta>
</office:document-meta>
</file>